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F" svg:font-family="" style:font-family-generic="roman"/>
    <style:font-face style:name="FreeSans" svg:font-family="FreeSans" style:font-family-generic="swiss"/>
    <style:font-face style:name="DejaVu Sans1" svg:font-family="'DejaVu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ГОСТ тип А" svg:font-family="'ГОСТ тип А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font-name="F" fo:font-size="12pt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0000" style:font-name="Liberation Serif2" fo:font-size="14pt" style:font-size-asian="14pt" style:font-name-complex="Liberation Serif2" style:font-size-complex="14pt"/>
    </style:style>
    <style:style style:name="T2" style:family="text">
      <style:text-properties fo:color="#000000" style:font-name="Liberation Serif2" fo:font-size="14pt" style:font-name-asian="Times New Roman" style:font-size-asian="14pt" style:font-name-complex="Liberation Serif2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575cm" svg:height="0.547cm" svg:x="4.251cm" svg:y="1.525cm">
          <draw:text-box>
            <text:p text:style-name="P1"><text:span text:style-name="T1">Министерство </text:span><text:span text:style-name="T1">образования и науки </text:span><text:span text:style-name="T1">Российской </text:span><text:span text:style-name="T1">Федерации</text:span></text:p>
          </draw:text-box>
        </draw:frame>
        <draw:frame draw:style-name="gr1" draw:text-style-name="P2" draw:layer="layout" svg:width="17.181cm" svg:height="0.547cm" svg:x="1.947cm" svg:y="2.587cm">
          <draw:text-box>
            <text:p text:style-name="P1"><text:span text:style-name="T1">Федераль</text:span><text:span text:style-name="T1">ное </text:span><text:span text:style-name="T1">государст</text:span><text:span text:style-name="T1">венное </text:span><text:span text:style-name="T1">автономн</text:span><text:span text:style-name="T1">ое </text:span><text:span text:style-name="T1">образова</text:span><text:span text:style-name="T1">тельное </text:span><text:span text:style-name="T1">учрежде</text:span><text:span text:style-name="T1">ние </text:span><text:span text:style-name="T1">высшего</text:span></text:p>
          </draw:text-box>
        </draw:frame>
        <draw:frame draw:style-name="gr1" draw:text-style-name="P2" draw:layer="layout" svg:width="2.622cm" svg:height="0.547cm" svg:x="9.204cm" svg:y="3.441cm">
          <draw:text-box>
            <text:p text:style-name="P1"><text:span text:style-name="T1">образования</text:span></text:p>
          </draw:text-box>
        </draw:frame>
        <draw:frame draw:style-name="gr1" draw:text-style-name="P2" draw:layer="layout" svg:width="15.97cm" svg:height="0.547cm" svg:x="2.547cm" svg:y="4.502cm">
          <draw:text-box>
            <text:p text:style-name="P1"><text:span text:style-name="T1">САНКТ-ПЕТЕРБУРГСКИЙ НАЦИОНАЛЬНЫЙ ИССЛЕДОВАТЕЛЬСКИЙ</text:span></text:p>
          </draw:text-box>
        </draw:frame>
        <draw:frame draw:style-name="gr1" draw:text-style-name="P2" draw:layer="layout" svg:width="12.44cm" svg:height="0.547cm" svg:x="4.314cm" svg:y="5.356cm">
          <draw:text-box>
            <text:p text:style-name="P1"><text:span text:style-name="T1">УНИВЕРСИТЕТ ИНФОРМАЦИОННЫХ ТЕХНОЛОГИЙ,</text:span></text:p>
          </draw:text-box>
        </draw:frame>
        <draw:frame draw:style-name="gr1" draw:text-style-name="P2" draw:layer="layout" svg:width="5.548cm" svg:height="0.547cm" svg:x="7.747cm" svg:y="6.206cm">
          <draw:text-box>
            <text:p text:style-name="P1"><text:span text:style-name="T1">МЕХАНИКИ И ОПТИКИ</text:span></text:p>
          </draw:text-box>
        </draw:frame>
        <draw:frame draw:style-name="gr1" draw:text-style-name="P2" draw:layer="layout" svg:width="9.303cm" svg:height="0.547cm" svg:x="5.874cm" svg:y="8.764cm">
          <draw:text-box>
            <text:p text:style-name="P1"><text:span text:style-name="T1">Кафедра систем управления и информатики</text:span></text:p>
          </draw:text-box>
        </draw:frame>
        <draw:frame draw:style-name="gr1" draw:text-style-name="P2" draw:layer="layout" svg:width="7.385cm" svg:height="0.547cm" svg:x="7.253cm" svg:y="12.318cm">
          <draw:text-box>
            <text:p text:style-name="P1"><text:span text:style-name="T1">Домашнее задание </text:span><text:span text:style-name="T1">по дисциплине </text:span></text:p>
          </draw:text-box>
        </draw:frame>
        <draw:frame draw:style-name="gr1" draw:text-style-name="P4" draw:layer="layout" svg:width="15.268cm" svg:height="0.547cm" svg:x="3.311cm" svg:y="13.022cm">
          <draw:text-box>
            <text:p text:style-name="P3"><text:span text:style-name="T1">«</text:span><text:span text:style-name="T2">Применение технического творчества в инновационной деятельности</text:span><text:span text:style-name="T1">»</text:span></text:p>
          </draw:text-box>
        </draw:frame>
        <draw:frame draw:style-name="gr1" draw:text-style-name="P2" draw:layer="layout" svg:width="2.339cm" svg:height="0.547cm" svg:x="10.41cm" svg:y="17.16cm">
          <draw:text-box>
            <text:p text:style-name="P1"><text:span text:style-name="T1">Выполнил:</text:span></text:p>
          </draw:text-box>
        </draw:frame>
        <draw:frame draw:style-name="gr1" draw:text-style-name="P2" draw:layer="layout" svg:width="4.032cm" svg:height="0.547cm" svg:x="13.998cm" svg:y="17.16cm">
          <draw:text-box>
            <text:p text:style-name="P1"><text:span text:style-name="T1">студенты гр. P4135</text:span></text:p>
          </draw:text-box>
        </draw:frame>
        <draw:frame draw:style-name="gr1" draw:text-style-name="P2" draw:layer="layout" svg:width="2.411cm" svg:height="0.547cm" svg:x="13.998cm" svg:y="18.014cm">
          <draw:text-box>
            <text:p text:style-name="P1"><text:span text:style-name="T1">Артемов К.</text:span></text:p>
          </draw:text-box>
        </draw:frame>
        <draw:frame draw:style-name="gr1" draw:text-style-name="P2" draw:layer="layout" svg:width="3.279cm" svg:height="0.547cm" svg:x="9.733cm" svg:y="20.568cm">
          <draw:text-box>
            <text:p text:style-name="P1"><text:span text:style-name="T1">Преподаватель:</text:span></text:p>
          </draw:text-box>
        </draw:frame>
        <draw:frame draw:style-name="gr1" draw:text-style-name="P2" draw:layer="layout" svg:width="2.733cm" svg:height="0.547cm" svg:x="13.998cm" svg:y="20.568cm">
          <draw:text-box>
            <text:p text:style-name="P1"><text:span text:style-name="T1">Бушуев А. Б.</text:span></text:p>
          </draw:text-box>
        </draw:frame>
        <draw:frame draw:style-name="gr1" draw:text-style-name="P2" draw:layer="layout" svg:width="3.634cm" svg:height="0.547cm" svg:x="8.7cm" svg:y="26.653cm">
          <draw:text-box>
            <text:p text:style-name="P1"><text:span text:style-name="T1">Санкт-Петербург</text:span></text:p>
          </draw:text-box>
        </draw:frame>
        <draw:frame draw:style-name="gr1" draw:text-style-name="P2" draw:layer="layout" svg:width="1.001cm" svg:height="0.547cm" svg:x="10.012cm" svg:y="27.507cm">
          <draw:text-box>
            <text:p text:style-name="P1"><text:span text:style-name="T1">20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/>
    <style:font-face style:name="F" svg:font-family="" style:font-family-generic="roman"/>
    <style:font-face style:name="FreeSans" svg:font-family="FreeSans" style:font-family-generic="swiss"/>
    <style:font-face style:name="DejaVu Sans1" svg:font-family="'DejaVu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ГОСТ тип А" svg:font-family="'ГОСТ тип А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50%" fo:text-align="start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true" style:font-name-asian="F" style:font-family-generic-asian="roman" style:font-size-asian="11pt" style:language-asian="ar" style:country-asian="SA"/>
    </style:style>
    <style:style style:name="Heading_20_1" style:display-name="Heading 1" style:family="graphic">
      <style:paragraph-properties fo:margin-left="0cm" fo:margin-right="0cm" fo:margin-top="0cm" fo:margin-bottom="0cm" fo:line-height="15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4pt" fo:font-weight="bold" style:font-name-asian="F" style:font-family-generic-asian="roman" style:font-size-asian="14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cm" fo:margin-bottom="0cm" fo:line-height="15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4pt" style:font-name-asian="F" style:font-family-generic-asian="roman" style:font-size-asian="13pt" style:font-weight-asian="bold"/>
    </style:style>
    <style:style style:name="Index_20_Link" style:display-name="Index Link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language="ru" fo:country="RU" fo:font-style="normal" style:text-underline-style="none" fo:font-weight="normal" style:font-name-asian="Times New Roman" style:font-family-asian="'Times New Roman'" style:font-family-generic-asian="roman" style:font-pitch-asian="variable" style:font-size-asian="10.5pt" style:font-style-asian="normal" style:font-weight-asian="normal" style:font-style-complex="normal" style:font-weight-complex="normal" style:text-scale="100%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/>
    </style:style>
    <style:style style:name="Default_20_Paragraph_20_Font" style:display-name="Default Paragraph Font" style:family="graphic">
      <style:paragraph-properties style:text-autospace="none"/>
    </style:style>
    <style:style style:name="short_5f_text" style:display-name="short_text" style:family="graphic">
      <style:paragraph-properties style:text-autospace="none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Times New Roman" fo:font-family="'Times New Roman'" style:font-family-generic="roman" style:font-pitch="variable" fo:font-size="14pt"/>
    </style:style>
    <style:style style:name="Основной_20_текст_20_3_20_Знак" style:display-name="Основной текст 3 Знак" style:family="graphic">
      <style:paragraph-properties style:text-autospace="none"/>
      <style:text-properties style:font-name="Times New Roman" fo:font-family="'Times New Roman'" style:font-family-generic="roman" style:font-pitch="variable" fo:font-size="8pt" style:font-size-asian="8pt" style:font-size-complex="8pt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F" style:font-family-generic-asian="roman" style:font-size-asian="13pt" style:font-weight-asian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Основной_20_текст_20__28_4_29__20_Exact" style:display-name="Основной текст (4) Exact" style:family="graphic">
      <style:paragraph-properties style:text-autospace="none"/>
      <style:text-properties style:font-name="Times New Roman" fo:font-family="'Times New Roman'" style:font-family-generic="roman" style:font-pitch="variable" fo:font-size="9pt" fo:font-style="italic" style:font-name-asian="Times New Roman" style:font-family-asian="'Times New Roman'" style:font-family-generic-asian="roman" style:font-pitch-asian="variable" style:font-size-asian="9pt" style:font-style-asian="italic" style:font-style-complex="italic"/>
    </style:style>
    <style:style style:name="Основной_20_текст_20__2b__20_Курсив_3b_Малые_20_прописные" style:display-name="Основной текст + Курсив;Малые прописные" style:family="graphic">
      <style:paragraph-properties style:text-autospace="none"/>
      <style:text-properties fo:font-variant="small-caps" fo:color="#000000" style:font-name="Times New Roman" fo:font-family="'Times New Roman'" style:font-family-generic="roman" style:font-pitch="variable" fo:font-size="10.5pt" fo:letter-spacing="normal" fo:language="en" fo:country="US" fo:font-style="italic" style:font-name-asian="Times New Roman" style:font-family-asian="'Times New Roman'" style:font-family-generic-asian="roman" style:font-pitch-asian="variable" style:font-size-asian="10.5pt" style:font-style-asian="italic" style:font-style-complex="italic" style:text-scale="100%"/>
    </style:style>
    <style:style style:name="Основной_20_текст_5f_" style:display-name="Основной текст_" style:family="graphic">
      <style:paragraph-properties style:text-autospace="none"/>
      <style:text-properties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/>
    </style:style>
    <style:style style:name="Основной_20_текст_20__2b__20_Курсив" style:display-name="Основной текст + Курсив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0.5pt" fo:letter-spacing="normal" fo:language="ru" fo:country="RU" fo:font-style="italic" style:font-name-asian="Times New Roman" style:font-family-asian="'Times New Roman'" style:font-family-generic-asian="roman" style:font-pitch-asian="variable" style:font-size-asian="10.5pt" style:font-style-asian="italic" style:font-style-complex="italic" style:text-scale="100%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F" style:font-family-generic-asian="roman" style:font-size-asian="14pt" style:font-weight-asian="bold" style:font-weight-complex="bold"/>
    </style:style>
    <style:style style:name="Штамп" style:family="graphic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ГОСТ тип А" fo:font-family="'ГОСТ тип А'" style:font-family-generic="roman" style:font-pitch="variable" fo:font-size="9pt" fo:font-style="italic" style:font-name-asian="Times New Roman" style:font-family-asian="'Times New Roman'" style:font-family-generic-asian="roman" style:font-pitch-asian="variable" style:font-size-asian="10pt" style:language-asian="ru" style:country-asian="RU" style:font-style-asian="italic" style:font-style-complex="italic"/>
    </style:style>
    <style:style style:name="Footer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/>
    </style:style>
    <style:style style:name="Body_20_Text_20_3" style:display-name="Body Text 3" style:family="graphic">
      <style:paragraph-properties fo:margin-left="0cm" fo:margin-right="0cm" fo:margin-top="0cm" fo:margin-bottom="0.374cm" fo:line-height="15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8pt" style:font-size-asian="8pt" style:font-size-complex="8pt"/>
    </style:style>
    <style:style style:name="Contents_20_2" style:display-name="Contents 2" style:family="graphic">
      <style:paragraph-properties fo:margin-left="0.871cm" fo:margin-right="0cm" fo:margin-top="0cm" fo:margin-bottom="0.31cm" fo:line-height="15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4pt"/>
    </style:style>
    <style:style style:name="TOC_20_Heading" style:display-name="TOC Heading" style:family="graphic">
      <style:paragraph-properties fo:margin-left="0cm" fo:margin-right="0cm" fo:margin-top="1.494cm" fo:margin-bottom="0cm" fo:line-height="115%" fo:text-align="start" fo:text-indent="0cm" style:text-autospace="none" style:writing-mode="lr-tb"/>
      <style:text-properties fo:color="#365f91" style:font-name="Cambria" fo:font-family="Cambria" style:font-family-generic="roman" style:font-pitch="variable" fo:font-size="14pt" fo:font-weight="bold" style:font-name-asian="F" style:font-family-generic-asian="roman" style:font-size-asian="14pt" style:language-asian="ru" style:country-asian="RU" style:font-weight-asian="bold" style:font-weight-complex="bold"/>
    </style:style>
    <style:style style:name="Contents_20_1" style:display-name="Contents 1" style:family="graphic">
      <style:paragraph-properties fo:margin-left="0cm" fo:margin-right="0cm" fo:margin-top="0cm" fo:margin-bottom="0cm" fo:line-height="15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4pt"/>
    </style:style>
    <style:style style:name="Balloon_20_Text" style:display-name="Balloon Text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Основной_20_текст_20__28_4_29_" style:display-name="Основной текст (4)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9pt" fo:font-style="italic" style:font-name-asian="Times New Roman" style:font-family-asian="'Times New Roman'" style:font-family-generic-asian="roman" style:font-pitch-asian="variable" style:font-size-asian="9pt" style:font-style-asian="italic" style:font-style-complex="italic"/>
    </style:style>
    <style:style style:name="Основной_20_текст1" style:display-name="Основной текст1" style:family="graphic">
      <style:paragraph-properties fo:margin-left="0cm" fo:margin-right="0cm" fo:margin-top="0cm" fo:margin-bottom="0.561cm" fo:line-height="0.448cm" fo:text-align="center" fo:text-indent="-0.995cm" style:text-autospace="none" style:writing-mode="lr-tb"/>
      <style:text-properties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/>
    </style:style>
    <style:style style:name="Чертежный" style:family="graphic">
      <style:paragraph-properties fo:margin-top="0cm" fo:margin-bottom="0cm" fo:line-height="100%" fo:text-align="justify" style:text-autospace="none" style:writing-mode="lr-tb"/>
      <style:text-properties style:use-window-font-color="true" style:font-name="ISOCPEUR" fo:font-family="ISOCPEUR" style:font-family-generic="roman" style:font-pitch="variable" fo:font-size="14pt" fo:language="uk" fo:country="UA" fo:font-style="italic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fo:font-size="11pt"/>
    </style:style>
    <style:style style:name="Index" style:family="graphic">
      <style:paragraph-properties fo:margin-left="0cm" fo:margin-right="0cm" fo:margin-top="0cm" fo:margin-bottom="0cm" fo:line-height="15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4pt" style:font-name-asian="FreeSans" style:font-family-asian="FreeSans" style:font-family-generic-asian="swiss"/>
    </style:style>
    <style:style style:name="Caption" style:family="graphic">
      <style:paragraph-properties fo:margin-left="0cm" fo:margin-right="0cm" fo:margin-top="0.374cm" fo:margin-bottom="0.374cm" fo:line-height="15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.374cm" fo:line-height="15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4pt" style:font-name-asian="FreeSans" style:font-family-asian="FreeSans" style:font-family-generic-asian="swiss"/>
    </style:style>
    <style:style style:name="Text_20_Body" style:display-name="Text Body" style:family="graphic">
      <style:paragraph-properties fo:margin-left="0cm" fo:margin-right="0cm" fo:margin-top="0cm" fo:margin-bottom="0.374cm" fo:line-height="15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4pt"/>
    </style:style>
  </office:styles>
  <office:automatic-styles>
    <style:page-layout style:name="PM0">
      <style:page-layout-properties fo:margin-top="1.5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08T12:40:38.519700816</dc:date>
    <meta:editing-duration>PT3M10S</meta:editing-duration>
    <meta:editing-cycles>1</meta:editing-cycles>
    <meta:document-statistic meta:object-count="16"/>
    <meta:generator>LibreOffice/5.1.6.2$Linux_X86_64 LibreOffice_project/10m0$Build-2</meta:generator>
  </office:meta>
</office:document-meta>
</file>